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(base) katherine@Drapelles:~$ cd IH-LABS</text:p>
      <text:p text:style-name="Standard">(base) katherine@Drapelles:~/IH-LABS$ cd IronKatherine/</text:p>
      <text:p text:style-name="Standard">(base) katherine@Drapelles:~/IH-LABS/IronKatherine$ mv /home/katherine/Katherine.txt </text:p>
      <text:p text:style-name="Standard">mv: missing destination file operand after '/home/katherine/Katherine.txt'</text:p>
      <text:p text:style-name="Standard">Try 'mv --help' for more information.</text:p>
      <text:p text:style-name="Standard">(base) katherine@Drapelles:~/IH-LABS/IronKatherine$ mv /home/katherine/Katherine.txt .</text:p>
      <text:p text:style-name="Standard">(base) katherine@Drapelles:~/IH-LABS/IronKatherine$ ls</text:p>
      <text:p text:style-name="Standard">Katherine.txt <text:s/>README.md</text:p>
      <text:p text:style-name="Standard">(base) katherine@Drapelles:~/IH-LABS/IronKatherine$ cd ..</text:p>
      <text:p text:style-name="Standard">(base) katherine@Drapelles:~/IH-LABS$ git clone git@github.com:katchuli/IronTejal.git</text:p>
      <text:p text:style-name="Standard">Cloning into 'IronTejal'...</text:p>
      <text:p text:style-name="Standard">remote: Enumerating objects: 9, done.</text:p>
      <text:p text:style-name="Standard">remote: Counting objects: 100% (9/9), done.</text:p>
      <text:p text:style-name="Standard">remote: Compressing objects: 100% (6/6), done.</text:p>
      <text:p text:style-name="Standard">remote: Total 9 (delta 0), reused 6 (delta 0), pack-reused 0</text:p>
      <text:p text:style-name="Standard">Receiving objects: 100% (9/9), done.</text:p>
      <text:p text:style-name="Standard">(base) katherine@Drapelles:~/IH-LABS$ ls</text:p>
      <text:p text:style-name="Standard">IronKatherine <text:s/>IronTejal <text:s/>lab-bash <text:s/>lab-git</text:p>
      <text:p text:style-name="Standard">(base) katherine@Drapelles:~/IH-LABS$ cd IronTejal/</text:p>
      <text:p text:style-name="Standard">(base) katherine@Drapelles:~/IH-LABS/IronTejal$ touch Katherine.txt</text:p>
      <text:p text:style-name="Standard">(base) katherine@Drapelles:~/IH-LABS/IronTejal$ ls</text:p>
      <text:p text:style-name="Standard">aboutTejal.txt <text:s/>IronKatarzyna <text:s/>Katherine.txt <text:s/>README.md <text:s/>tejal.txt</text:p>
      <text:p text:style-name="Standard">(base) katherine@Drapelles:~/IH-LABS/IronTejal$ echo "I enrolled in Ironhack's Data Analytics bootcamp because I would like to try something new" &gt;&gt; Katherine.txt</text:p>
      <text:p text:style-name="Standard">(base) katherine@Drapelles:~/IH-LABS/IronTejal$ cat Katherine.txt</text:p>
      <text:p text:style-name="Standard">I enrolled in Ironhack's Data Analytics bootcamp because I would like to try something new</text:p>
      <text:p text:style-name="Standard">(base) katherine@Drapelles:~/IH-LABS/IronTejal$ git starus</text:p>
      <text:p text:style-name="Standard">git: 'starus' is not a git command. See 'git --help'.</text:p>
      <text:p text:style-name="Standard"/>
      <text:p text:style-name="Standard">The most similar command is</text:p>
      <text:p text:style-name="Standard"><text:tab/>status</text:p>
      <text:p text:style-name="Standard">(base) katherine@Drapelles:~/IH-LABS/IronTejal$ git status</text:p>
      <text:p text:style-name="Standard">On branch main</text:p>
      <text:p text:style-name="Standard">Your branch is up to date with 'origin/main'.</text:p>
      <text:p text:style-name="Standard"/>
      <text:p text:style-name="Standard">Untracked files:</text:p>
      <text:p text:style-name="Standard"><text:s text:c="2"/>(use "git add &lt;file&gt;..." to include in what will be committed)</text:p>
      <text:p text:style-name="Standard"><text:tab/>Katherine.txt</text:p>
      <text:p text:style-name="Standard"/>
      <text:p text:style-name="Standard">nothing added to commit but untracked files present (use "git add" to track)</text:p>
      <text:p text:style-name="Standard">(base) katherine@Drapelles:~/IH-LABS/IronTejal$ git add Katherine.txt </text:p>
      <text:p text:style-name="Standard">(base) katherine@Drapelles:~/IH-LABS/IronTejal$ git status</text:p>
      <text:p text:style-name="Standard">On branch main</text:p>
      <text:p text:style-name="Standard">Your branch is up to date with 'origin/main'.</text:p>
      <text:p text:style-name="Standard"/>
      <text:p text:style-name="Standard">Changes to be committed:</text:p>
      <text:p text:style-name="Standard"><text:s text:c="2"/>(use "git restore --staged &lt;file&gt;..." to unstage)</text:p>
      <text:p text:style-name="Standard"><text:tab/>new file: <text:s text:c="2"/>Katherine.txt</text:p>
      <text:p text:style-name="Standard"/>
      <text:p text:style-name="Standard">(base) katherine@Drapelles:~/IH-LABS/IronTejal$ git commit -m "added a file with a comment" </text:p>
      <text:p text:style-name="Standard">[main f7ce924] added a file with a comment</text:p>
      <text:p text:style-name="Standard"><text:s/>1 file changed, 1 insertion(+)</text:p>
      <text:p text:style-name="Standard"><text:soft-page-break/><text:s/>create mode 100644 Katherine.txt</text:p>
      <text:p text:style-name="Standard">(base) katherine@Drapelles:~/IH-LABS/IronTejal$ git push</text:p>
      <text:p text:style-name="Standard">Enumerating objects: 4, done.</text:p>
      <text:p text:style-name="Standard">Counting objects: 100% (4/4), done.</text:p>
      <text:p text:style-name="Standard">Delta compression using up to 4 threads</text:p>
      <text:p text:style-name="Standard">Compressing objects: 100% (3/3), done.</text:p>
      <text:p text:style-name="Standard">Writing objects: 100% (3/3), 365 bytes | 365.00 KiB/s, done.</text:p>
      <text:p text:style-name="Standard">Total 3 (delta 1), reused 0 (delta 0), pack-reused 0</text:p>
      <text:p text:style-name="Standard">remote: Resolving deltas: 100% (1/1), completed with 1 local object.</text:p>
      <text:p text:style-name="Standard">To github.com:katchuli/IronTejal.git</text:p>
      <text:p text:style-name="Standard"><text:s text:c="3"/>1de12bb..f7ce924 <text:s/>main -&gt; mai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20:46:44.768350798</meta:creation-date>
    <dc:date>2024-01-15T20:56:33.847449111</dc:date>
    <meta:editing-duration>PT9M5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330" meta:character-count="2844" meta:non-whitespace-character-count="2548"/>
  </office:meta>
</office:document-meta>
</file>